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5pt" officeooo:rsid="001c510d" officeooo:paragraph-rsid="001c510d" style:font-size-asian="13.1000003814697pt" style:font-size-complex="15pt"/>
    </style:style>
    <style:style style:name="P2" style:family="paragraph" style:parent-style-name="Standard">
      <style:text-properties fo:font-weight="bold" officeooo:rsid="001c510d" officeooo:paragraph-rsid="001c510d" style:font-weight-asian="bold" style:font-weight-complex="bold"/>
    </style:style>
    <style:style style:name="P3" style:family="paragraph" style:parent-style-name="Standard">
      <style:text-properties officeooo:rsid="001c510d" officeooo:paragraph-rsid="001c510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chnische Machbarkeit</text:p>
      <text:p text:style-name="P2">Techniologien</text:p>
      <text:p text:style-name="P3">Sämtliche Technologien, welche für das Projekt benötigt werden, sind in ähnlicher Form schon vorhanden und müssen nur mehr an das Projekt angepasst werden. Für alle möglichen Sensoren sind Codesamples vorhanden, welche die Einbindung in das Kuscheltier erleichtern. Allerdings gibt es auch bei diesem Projekt Risiken. So können zum Beispiel beim Multitasking der Sensoren Race-Conditions auftreten, welche das System zum Absturz bringen. Diese Fehler müssen durch synchronisieren der Aufrufe und intensives Testen beseitigt werden. Auch bei der Client → Server Verbindung zwischen Android App und Raspberry Pi können bei instabilen Verbindungen Probleme auftreten. Dies könnte Teile des Projekts zum Scheitern bringen.</text:p>
      <text:p text:style-name="P3"/>
      <text:p text:style-name="P2">Umsetzung</text:p>
      <text:p text:style-name="P3">Die Umsetzung der Software erfolgt entweder in Python oder in Java. Am Raspberry Pi stehen standardmäßig beide Programmiersprachen zur Verfügung und können out-of-the-box eingesetzt werden. Die Android App wird in Java geschrieben, da Java standardmäßig auf Android eingesetzt wird. Sollte am Raspberry Pi Python zum Einsatz kommen, können Probleme bei der Kommunikation zwischen den beiden Programmiersprachen auftreten. Die benötigten Libraries für die GPIO Pins des Raspberry Pi werden von der Raspberry Pi Foundation für Python zur Verfügung gestellt und sind standardmäßig am Raspberry Pi installiert. Für Java gibt angepasste Libraries von Drittanbietern, wie zum Beispiel Pi4J. Wird die Software auch am Raspberry Pi mit Java umgesetzt, wird die Client → Server Kommunikation deutlich erleicht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töger</meta:initial-creator>
    <meta:creation-date>2015-03-09T10:24:27.952103759</meta:creation-date>
    <dc:date>2015-03-09T10:38:36.491509992</dc:date>
    <dc:creator>Michael Stöger</dc:creator>
    <meta:editing-duration>PT14M8S</meta:editing-duration>
    <meta:editing-cycles>1</meta:editing-cycles>
    <meta:document-statistic meta:table-count="0" meta:image-count="0" meta:object-count="0" meta:page-count="1" meta:paragraph-count="5" meta:word-count="218" meta:character-count="1566" meta:non-whitespace-character-count="1353"/>
    <meta:generator>LibreOffice/4.3.3.2$Linux_X86_64 LibreOffice_project/430m0$Build-2</meta:generator>
  </office:meta>
</office:document-meta>
</file>